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Noto Sans1" svg:font-family="'Noto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Standard" style:list-style-name="L2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lan de Pruebas para el Sitio Web de Code100</text:p>
      <text:p text:style-name="P1"/>
      <text:p text:style-name="P3">1. Introducción</text:p>
      <text:p text:style-name="P1"/>
      <text:p text:style-name="P6">Este plan de pruebas está diseñado para verificar la funcionalidad, usabilidad, rendimiento y accesibilidad del sitio web de Code100. El objetivo es identificar posibles problemas antes del lanzamiento y garantizar una experiencia de usuario óptima.</text:p>
      <text:p text:style-name="P6"/>
      <text:p text:style-name="P3">2. Alcance de las Pruebas</text:p>
      <text:p text:style-name="P6"/>
      <text:p text:style-name="P6">- Navegadores: Chrome, Firefox, Safari, Edge</text:p>
      <text:p text:style-name="P6">- Dispositivos: Desktop, Tablet, Móvil</text:p>
      <text:p text:style-name="P6">- Sistemas Operativos: Windows, macOS, iOS, Android</text:p>
      <text:p text:style-name="P6"/>
      <text:p text:style-name="P3">3. Pruebas Funcionales</text:p>
      <text:p text:style-name="P6"/>
      <text:list xml:id="list4812382208645104581" text:style-name="L1">
        <text:list-item>
          <text:list>
            <text:list-item>
              <text:p text:style-name="P4">Navegación y Enlaces</text:p>
            </text:list-item>
          </text:list>
        </text:list-item>
      </text:list>
      <text:p text:style-name="P3"/>
      <text:p text:style-name="P7">Prueba: Menú de navegación </text:p>
      <text:p text:style-name="P7">Pasos: 1. Verificar que todos los enlaces del menú principal funcionan`&lt;br&gt;`2. Probar el menú desplegable de Productos </text:p>
      <text:p text:style-name="P7">Resultado Esperado:Todos los enlaces dirigen a las páginas correctas</text:p>
      <text:p text:style-name="P7"/>
      <text:p text:style-name="P7">Prueba: Enlaces internos</text:p>
      <text:p text:style-name="P7">Pasos: Verificar todos los enlaces dentro del contenido de las páginas</text:p>
      <text:p text:style-name="P7">Resultado Esperado: Los enlaces dirigen a las secciones o páginas correctas</text:p>
      <text:p text:style-name="P7"/>
      <text:p text:style-name="P7">Prueba: Enlaces externos</text:p>
      <text:p text:style-name="P7">Pasos: Probar enlaces a sitios externos (redes sociales, etc.)</text:p>
      <text:p text:style-name="P7">Resultado Esperado: Los enlaces se abren correctamente, preferiblemente en una nueva pestaña</text:p>
      <text:p text:style-name="P7"/>
      <text:p text:style-name="P7">Prueba: Botones CTA</text:p>
      <text:p text:style-name="P7">Pasos: Probar todos los botones de llamada a la acción (CONOCE CODE100, QUIERO SABER MÁS, etc.)</text:p>
      <text:p text:style-name="P7">Resultado Esperado: Los botones dirigen a las páginas correctas</text:p>
      <text:p text:style-name="P7"/>
      <text:list xml:id="list2368291986756608771" text:style-name="L2">
        <text:list-item>
          <text:list>
            <text:list-item>
              <text:p text:style-name="P5">Formularios</text:p>
            </text:list-item>
          </text:list>
        </text:list-item>
      </text:list>
      <text:p text:style-name="P3"/>
      <text:p text:style-name="P7">Prueba: Formulario de contacto</text:p>
      <text:p text:style-name="P7">Pasos: 1. Enviar formulario con datos válidos. 2. Enviar formulario con campos obligatorios vacíos. 3. Enviar formulario con email inválido</text:p>
      <text:p text:style-name="P7">Resultado Esperado: 1. El formulario se envía correctamente y muestra confirmación. 2. Muestra mensaje de error. 3. Muestra mensaje de err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Noto Sans1" svg:font-family="'Noto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es" fo:country="ES" style:letter-kerning="true" style:font-name-asian="Noto Sans CJK SC" style:font-size-asian="12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Noto Sans CJK SC" style:font-size-asian="14pt" style:font-name-complex="Noto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Noto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Noto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3-26T11:51:38</meta:creation-date>
    <meta:document-statistic meta:table-count="0" meta:image-count="0" meta:object-count="0" meta:page-count="1" meta:paragraph-count="25" meta:word-count="230" meta:character-count="1572"/>
    <dc:date>2025-03-26T17:08:20</dc:date>
    <meta:editing-duration>PT3H26M57S</meta:editing-duration>
    <meta:editing-cycles>1</meta:editing-cycles>
    <meta:generator>OpenOffice/4.1.15$Unix OpenOffice.org_project/4115m2$Build-9813</meta:generator>
  </office:meta>
</office:document-meta>
</file>